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5" calcext:value-type="float">
            <text:p>85</text:p>
          </table:table-cell>
          <table:table-cell office:value-type="string" calcext:value-type="string">
            <text:p>2 +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4" calcext:value-type="float">
            <text:p>16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4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66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73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9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0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1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1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1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0:51:42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3T22:17:41.185000000</dc:date>
    <meta:editing-duration>P46DT19H59M48S</meta:editing-duration>
    <meta:editing-cycles>1137</meta:editing-cycles>
    <meta:generator>LibreOffice/5.2.6.2$Windows_x86 LibreOffice_project/a3100ed2409ebf1c212f5048fbe377c281438fdc</meta:generator>
    <dc:creator>James Petts</dc:creator>
    <meta:document-statistic meta:table-count="3" meta:cell-count="3785" meta:object-count="0"/>
  </office:meta>
</office:document-meta>
</file>